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0091in"/>
    </style:style>
    <style:style style:name="co3" style:family="table-column">
      <style:table-column-properties fo:break-before="auto" style:column-width="1.295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rq2</text:p>
          </table:table-cell>
          <table:table-cell office:value-type="string" calcext:value-type="string">
            <text:p>rq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of the child at clinical assessmen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no2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nox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pm10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pm25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2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2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2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x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x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x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10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10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10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25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25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25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astfeeding</text:p>
          </table:table-cell>
          <table:table-cell office:value-type="string" calcext:value-type="string">
            <text:p>h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c_bmi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MI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Kg / m^2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head_ci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ad circumference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midup_ar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id-upper arm circumference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wais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aist circumference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 (B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u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u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u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 (BU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(DE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 (DE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raw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 (D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 (DE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 (DM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 (DM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 (DM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(DM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et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et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et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 (ET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atrix_c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esticid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atrix_c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henol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atrix_c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bz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bz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bz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 (MBz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cp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cp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cp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 (MECP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 (MEH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 (ME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o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o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o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 (MEO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 (M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 (ME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i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i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i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 (Mi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n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n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n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 (Mn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h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h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h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(OH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b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b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b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 (OXBE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o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o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o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(OXO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pr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pr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pr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 (PR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sample_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ype of urine sample collection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CUX, MUX, NUX</text:p>
          </table:table-cell>
          <table:table-cell office:value-type="string" calcext:value-type="string">
            <text:p>Combined urine night and morning, Morning urine, Night ur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tr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trcs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tr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 (TRC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can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ish (tuna, sardines, sprat) – 1/2 small c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canfrui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ruit with syrup / nectars – 1 small bow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cook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oked or pureed vegetables (pumpkin, aubergine, green beans, spinach, carrots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s (orange, kiwi, mandarines, pears, apples, bananas, berries, melon, etc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oily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tty/oily fish (sardines, salmon, mackerel, tuna, trout, carp) – 1 small serving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om3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Omega-3 fatty aci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raw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aw vegetables (lettuce, tomato, onion, pepper, carrot, cucumber, etc) – 1 smal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sea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afood (shellfish, squid, shrimps) – 1 small serving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vitd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Vitamin 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wh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n/white fish (flat fish, perch, fish cakes) – 1 small serving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NOT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globalex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lobal exposure of the child to ETS (4 categorie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o exposure, exposure only outside, exposure only inside, exposure inside and outsid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matrix_c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o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smk_parent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moking status of parents (both)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either, one, bo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number-columns-repeated="2" office:value-type="string" calcext:value-type="string">
            <text:p>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atinine</text:p>
          </table:table-cell>
          <table:table-cell office:value-type="string" calcext:value-type="string">
            <text:p>hs_creatinine_c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in chil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the day of assessment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 before assessment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 on the day of assessment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 assessment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thnicity_child</text:p>
          </table:table-cell>
          <table:table-cell office:value-type="string" calcext:value-type="string">
            <text:p>h_ethnicity_spiro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 (based on spirometry measurements)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African, Asian, Caucasian, Mexican, Oth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FAS_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amily Affluence Scale (FAS II) categorical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c_roo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child have his / her own room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shares with parents / caregiver, No shares with sibling(s)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fam_c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family have a car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, Yes, Yes two or mor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fina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How well would you say your family is managing financially these days?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wrk_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at is your current employment status (mother)?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bh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head circumferenc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b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length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l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MP-based G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m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A registered by the maternity record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ul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(symptom-specific factor)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pfa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GP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neral psychopathology factor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pfa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A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accura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ler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erting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misio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mmission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nflic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nflict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rrect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of correc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Af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ffective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A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nxiety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C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Conduct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Opo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Oppositional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Somatic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TDA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DHD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A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nxious/depresse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A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gressive behavio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At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ttention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No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ule-Breaking behavio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O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ther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P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ought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ithdrawn/Depresse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So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cial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matic complaint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Gen_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scal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Gen_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scal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Gen_To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2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an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2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dian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s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Standard Erro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in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in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in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in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missing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ing respons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ne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spons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rien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rienting_end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ndogenous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rienting_ex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xogenous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time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orking tim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zero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incorrect respons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(symptom-specific factor)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pfa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1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w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1g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d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y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cereal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real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dairy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airy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fastfood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st food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fish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ish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frui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legume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gume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mea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t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veg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egetables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edu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edum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 in 3 categorie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edup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rental education in 3 categorie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marit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iving with the father, Living alone, Other situatio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s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ocioeconomic status of the parents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 income, Medium income, High incom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cigd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1st trimester of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cigd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2nd trimester of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cigd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3rd trimester of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any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1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1 year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2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2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3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3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4_5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-5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4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6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6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7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7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8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8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uropsychologicalDiagnosis_child</text:p>
          </table:table-cell>
          <table:table-cell office:value-type="string" calcext:value-type="string">
            <text:p>hs_neuro_dia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ny previous child neuropsychological diagnosi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psycholog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a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a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d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d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hol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holesterol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u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u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H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k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k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k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l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l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l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atrix_c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lipid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atrix_c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n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n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na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b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b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hospholipid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phospholipids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s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s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l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ch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ch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ota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ch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fat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otal fat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glyceride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riglycerides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z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z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a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d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n-smokers, SHS smokers, Smokers</text:p>
          </table:table-cell>
          <table:table-cell office:value-type="string" calcext:value-type="string">
            <text:p>Values &lt;LOD or cotinine levels &lt;18.5 µg/L, Cotinine levels ≥18.5-50 µg/L, Cotinine levels &gt;50 µg/L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rea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u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h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k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k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o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rea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meta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esticid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eno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thalat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o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rea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esticid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eno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bz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bz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bz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cp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cp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cp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o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o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o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i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i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i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n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n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b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umDEHPm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umDEHPm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o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rea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meta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meta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esticid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eno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thalat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l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l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z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ternalSEP_preg</text:p>
          </table:table-cell>
          <table:table-cell office:value-type="string" calcext:value-type="string">
            <text:p>e3_edu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ternalSEP_preg</text:p>
          </table:table-cell>
          <table:table-cell office:value-type="string" calcext:value-type="string">
            <text:p>e3_eduf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 in 3 categorie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alityTesting_child</text:p>
          </table:table-cell>
          <table:table-cell office:value-type="string" calcext:value-type="string">
            <text:p>hs_qual_te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Quality of the testing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rmal, Some problems, Not us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x_child</text:p>
          </table:table-cell>
          <table:table-cell office:value-type="string" calcext:value-type="string">
            <text:p>e3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me_lastMeal</text:p>
          </table:table-cell>
          <table:table-cell office:value-type="string" calcext:value-type="string">
            <text:p>hs_dift_mealbl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fference between blood time extraction and last meal time (raw)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me_lastMeal</text:p>
          </table:table-cell>
          <table:table-cell office:value-type="string" calcext:value-type="string">
            <text:p>hs_dift_mealblood_i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mputed difference between blood time extraction and last meal time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08-03T12:05:16.296641394</dc:date>
    <meta:editing-duration>PT29M55S</meta:editing-duration>
    <meta:editing-cycles>5</meta:editing-cycles>
    <meta:document-statistic meta:table-count="1" meta:cell-count="6487" meta:object-count="0"/>
  </office:meta>
</office:document-meta>
</file>